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leanVariableCondition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VariableCondition.isComplied( Workflow workflow , Workflowable workflowab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ooleanVariableCondition.setExpression( String expres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ooleanVariableCondition.getVariab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